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number-columns-repeated="20" table:default-cell-style-name="Default"/>
        <table:table-row table:style-name="ro1">
          <table:table-cell table:style-name="ce1" office:value-type="string" calcext:value-type="string" table:number-columns-spanned="24" table:number-rows-spanned="1">
            <text:p>Crear un sistema de sorteos donde habrá un tipo de usuario, podra crear sorteos y apuntarse a sorteos.</text:p>
          </table:table-cell>
          <table:covered-table-cell/>
          <table:covered-table-cell table:number-columns-repeated="2" table:style-name="Default"/>
          <table:covered-table-cell table:number-columns-repeated="20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 table:number-columns-spanned="22" table:number-rows-spanned="1">
            <text:p>Como usuario quiero poder registrarme.</text:p>
          </table:table-cell>
          <table:covered-table-cell table:style-name="Default"/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erificar si el usuario existe.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alidar el correo electrónico.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erificar si el correo existe.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erificar si la contraseña es valida.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Registrar al usuario.</text:p>
          </table:table-cell>
          <table:covered-table-cell table:number-columns-repeated="20"/>
        </table:table-row>
        <table:table-row table:style-name="ro3">
          <table:table-cell table:number-columns-repeated="2"/>
          <table:table-cell office:value-type="string" calcext:value-type="string" table:number-columns-spanned="22" table:number-rows-spanned="1">
            <text:p>Como usuario quiero poder crear sorteos, que como mínimo un premio.</text:p>
          </table:table-cell>
          <table:covered-table-cell table:style-name="Default"/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alidar usuario.*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alidar datos del sorteo.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alidar premios.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Registrar sorteo.</text:p>
          </table:table-cell>
          <table:covered-table-cell table:number-columns-repeated="20"/>
        </table:table-row>
        <table:table-row table:style-name="ro3">
          <table:table-cell table:number-columns-repeated="2"/>
          <table:table-cell office:value-type="string" calcext:value-type="string" table:number-columns-spanned="22" table:number-rows-spanned="1">
            <text:p>Como usuario creador del sorteo, quiero poder definir quien es el ganador del sorteo.</text:p>
          </table:table-cell>
          <table:covered-table-cell table:style-name="Default"/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alidar usuario.*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Asignar ganador.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Registrar ganador.</text:p>
          </table:table-cell>
          <table:covered-table-cell table:number-columns-repeated="20"/>
        </table:table-row>
        <table:table-row table:style-name="ro3">
          <table:table-cell table:number-columns-repeated="2"/>
          <table:table-cell office:value-type="string" calcext:value-type="string" table:number-columns-spanned="22" table:number-rows-spanned="1">
            <text:p>Como usuario creador del sorteo, quiero poder listar todos mis sorteos.</text:p>
          </table:table-cell>
          <table:covered-table-cell table:style-name="Default"/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alidar usuario.*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Listar todos los sorteos del un usuario.</text:p>
          </table:table-cell>
          <table:covered-table-cell table:number-columns-repeated="20"/>
        </table:table-row>
        <table:table-row table:style-name="ro2">
          <table:table-cell table:number-columns-repeated="2"/>
          <table:table-cell office:value-type="string" calcext:value-type="string" table:number-columns-spanned="22" table:number-rows-spanned="1">
            <text:p>Como usuario quiero poder poder listar todos los sorteos activos.</text:p>
          </table:table-cell>
          <table:covered-table-cell table:style-name="Default"/>
          <table:covered-table-cell table:number-columns-repeated="20"/>
        </table:table-row>
        <table:table-row table:style-name="ro3">
          <table:table-cell table:number-columns-repeated="2"/>
          <table:table-cell office:value-type="string" calcext:value-type="string" table:number-columns-spanned="22" table:number-rows-spanned="1">
            <text:p>Como usuario quiero poder poder apuntarme a los sorteos activos, solo podre apuntarme una sola vez al mismo sorteo.</text:p>
          </table:table-cell>
          <table:covered-table-cell table:style-name="Default"/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alidar usuario.*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alidar que el sorteo existe.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alidar que el usuario no este ya apuntado al curso.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Apuntar al usuario.</text:p>
          </table:table-cell>
          <table:covered-table-cell table:number-columns-repeated="20"/>
        </table:table-row>
        <table:table-row table:style-name="ro3">
          <table:table-cell table:number-columns-repeated="2"/>
          <table:table-cell office:value-type="string" calcext:value-type="string" table:number-columns-spanned="22" table:number-rows-spanned="1">
            <text:p>Como usuario quiero poder poder listar todos los sorteos a los que me he apuntado.</text:p>
          </table:table-cell>
          <table:covered-table-cell table:style-name="Default"/>
          <table:covered-table-cell table:number-columns-repeated="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 table:number-columns-spanned="21" table:number-rows-spanned="1">
            <text:p>Validar usuario.*</text:p>
          </table:table-cell>
          <table:covered-table-cell table:number-columns-repeated="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 table:number-columns-spanned="21" table:number-rows-spanned="1">
            <text:p>Mostrar listado.</text:p>
          </table:table-cell>
          <table:covered-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48.01mm" fo:page-height="210.01mm" fo:margin-top="10mm" fo:margin-bottom="10mm" fo:margin-left="20mm" fo:margin-right="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CASOS DE USO</text:p>
      </style:header>
      <style:header-left style:display="false"/>
      <style:footer>
        <style:region-right>
          <text:p>Página <text:page-count>99</text:page-count> <text:s text:c="2"/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22:11:07.813000000</meta:creation-date>
    <dc:date>2016-10-21T13:16:21.035000000</dc:date>
    <meta:editing-duration>PT33M11S</meta:editing-duration>
    <meta:editing-cycles>7</meta:editing-cycles>
    <meta:generator>LibreOffice/5.2.1.2$Windows_x86 LibreOffice_project/31dd62db80d4e60af04904455ec9c9219178d620</meta:generator>
    <meta:document-statistic meta:table-count="1" meta:cell-count="28" meta:object-count="0"/>
  </office:meta>
</office:document-meta>
</file>